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8744in"/>
    </style:style>
    <style:style style:name="co2" style:family="table-column">
      <style:table-column-properties fo:break-before="auto" style:column-width="1.3291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2.844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ce13" style:family="table-cell" style:parent-style-name="Default">
      <style:table-cell-properties fo:border-bottom="none" fo:border-left="0.54pt solid #ff4000" fo:border-right="none" fo:border-top="0.54pt solid #ff4000"/>
      <style:text-properties fo:color="#000000"/>
    </style:style>
    <style:style style:name="ce14" style:family="table-cell" style:parent-style-name="Default">
      <style:table-cell-properties fo:border-bottom="none" fo:border-left="0.54pt solid #ff4000" fo:border-right="none" fo:border-top="none"/>
      <style:text-properties fo:color="#000000"/>
    </style:style>
    <style:style style:name="ce15" style:family="table-cell" style:parent-style-name="Default">
      <style:table-cell-properties fo:border-bottom="none" fo:border-left="0.54pt solid #ff4000" fo:border-right="none" fo:border-top="none"/>
    </style:style>
    <style:style style:name="ce16" style:family="table-cell" style:parent-style-name="Default">
      <style:table-cell-properties fo:border-bottom="0.54pt solid #ff4000" fo:border-left="0.54pt solid #ff4000" fo:border-right="none" fo:border-top="none"/>
      <style:text-properties fo:color="#000000"/>
    </style:style>
    <style:style style:name="ce17" style:family="table-cell" style:parent-style-name="Default">
      <style:table-cell-properties fo:border-bottom="none" fo:border-left="none" fo:border-right="none" fo:border-top="0.54pt solid #ff4000"/>
      <style:text-properties fo:color="#000000"/>
    </style:style>
    <style:style style:name="ce7" style:family="table-cell" style:parent-style-name="Default">
      <style:text-properties fo:color="#000000"/>
    </style:style>
    <style:style style:name="ce19" style:family="table-cell" style:parent-style-name="Default">
      <style:table-cell-properties fo:border="none"/>
      <style:text-properties fo:color="#000000"/>
    </style:style>
    <style:style style:name="ce20" style:family="table-cell" style:parent-style-name="Default">
      <style:table-cell-properties fo:border="none"/>
    </style:style>
    <style:style style:name="ce21" style:family="table-cell" style:parent-style-name="Default">
      <style:table-cell-properties fo:border-bottom="0.54pt solid #ff4000" fo:border-left="none" fo:border-right="none" fo:border-top="none"/>
      <style:text-properties fo:color="#000000"/>
    </style:style>
    <style:style style:name="ce9" style:family="table-cell" style:parent-style-name="Default" style:data-style-name="N61">
      <style:text-properties fo:color="#000000"/>
    </style:style>
    <style:style style:name="ce23" style:family="table-cell" style:parent-style-name="Default">
      <style:table-cell-properties fo:border-bottom="0.54pt solid #ff4000" fo:border-left="none" fo:border-right="none" fo:border-top="none"/>
    </style:style>
    <style:style style:name="ce24" style:family="table-cell" style:parent-style-name="Default">
      <style:table-cell-properties fo:border-bottom="none" fo:border-left="none" fo:border-right="0.54pt solid #ff4000" fo:border-top="0.54pt solid #ff4000"/>
      <style:text-properties fo:color="#000000"/>
    </style:style>
    <style:style style:name="ce25" style:family="table-cell" style:parent-style-name="Default">
      <style:table-cell-properties fo:border-bottom="none" fo:border-left="none" fo:border-right="0.54pt solid #ff4000" fo:border-top="none"/>
      <style:text-properties fo:color="#000000"/>
    </style:style>
    <style:style style:name="ce26" style:family="table-cell" style:parent-style-name="Default">
      <style:table-cell-properties fo:border-bottom="none" fo:border-left="none" fo:border-right="0.54pt solid #ff4000" fo:border-top="none"/>
    </style:style>
    <style:style style:name="ce27" style:family="table-cell" style:parent-style-name="Default">
      <style:table-cell-properties fo:border-bottom="0.54pt solid #ff4000" fo:border-left="none" fo:border-right="0.54pt solid #ff4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9" table:default-cell-style-name="Default"/>
        <table:table-column table:style-name="co4" table:default-cell-style-name="Default"/>
        <table:table-column table:style-name="co3" table:number-columns-repeated="9" table:default-cell-style-name="Default"/>
        <table:table-row table:style-name="ro1">
          <table:table-cell office:value-type="string" calcext:value-type="string">
            <text:p>CR</text:p>
          </table:table-cell>
          <table:table-cell office:value-type="string" calcext:value-type="string">
            <text:p>hlimit</text:p>
          </table:table-cell>
          <table:table-cell office:value-type="string" calcext:value-type="string">
            <text:p>srate</text:p>
          </table:table-cell>
          <table:table-cell office:value-type="string" calcext:value-type="string">
            <text:p>drate</text:p>
          </table:table-cell>
          <table:table-cell office:value-type="string" calcext:value-type="string">
            <text:p>irate</text:p>
          </table:table-cell>
          <table:table-cell table:number-columns-repeated="6"/>
          <table:table-cell table:style-name="ce13" office:value-type="string" calcext:value-type="string">
            <text:p>CR</text:p>
          </table:table-cell>
          <table:table-cell table:style-name="ce17" office:value-type="string" calcext:value-type="string">
            <text:p>hlimit</text:p>
          </table:table-cell>
          <table:table-cell table:style-name="ce17" office:value-type="string" calcext:value-type="string">
            <text:p>srate</text:p>
          </table:table-cell>
          <table:table-cell table:style-name="ce17" office:value-type="string" calcext:value-type="string">
            <text:p>drate</text:p>
          </table:table-cell>
          <table:table-cell table:style-name="ce17" office:value-type="string" calcext:value-type="string">
            <text:p>irate</text:p>
          </table:table-cell>
          <table:table-cell table:style-name="ce17" table:number-columns-repeated="4"/>
          <table:table-cell table:style-name="ce24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92500" calcext:value-type="float">
            <text:p>92500</text:p>
          </table:table-cell>
          <table:table-cell office:value-type="float" office:value="0.03105" calcext:value-type="float">
            <text:p>0.03105</text:p>
          </table:table-cell>
          <table:table-cell office:value-type="float" office:value="0.00945" calcext:value-type="float">
            <text:p>0.00945</text:p>
          </table:table-cell>
          <table:table-cell office:value-type="float" office:value="0.00585" calcext:value-type="float">
            <text:p>0.00585</text:p>
          </table:table-cell>
          <table:table-cell table:number-columns-repeated="6"/>
          <table:table-cell table:style-name="ce14" office:value-type="float" office:value="0.5" calcext:value-type="float">
            <text:p>0.5</text:p>
          </table:table-cell>
          <table:table-cell table:style-name="ce7" office:value-type="float" office:value="92500" calcext:value-type="float">
            <text:p>92500</text:p>
          </table:table-cell>
          <table:table-cell table:style-name="ce7" office:value-type="float" office:value="0.0357" calcext:value-type="float">
            <text:p>0.0357</text:p>
          </table:table-cell>
          <table:table-cell table:style-name="ce7" office:value-type="float" office:value="0.0123" calcext:value-type="float">
            <text:p>0.0123</text:p>
          </table:table-cell>
          <table:table-cell table:style-name="ce7" office:value-type="float" office:value="0.00885" calcext:value-type="float">
            <text:p>0.00885</text:p>
          </table:table-cell>
          <table:table-cell table:style-name="ce7" table:number-columns-repeated="4"/>
          <table:table-cell table:style-name="ce25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heap</text:p>
          </table:table-cell>
          <table:table-cell office:value-type="string" calcext:value-type="string">
            <text:p>corefunc</text:p>
          </table:table-cell>
          <table:table-cell table:number-columns-repeated="7"/>
          <table:table-cell table:style-name="ce14"/>
          <table:table-cell table:style-name="ce7" office:value-type="string" calcext:value-type="string">
            <text:p>total</text:p>
          </table:table-cell>
          <table:table-cell table:style-name="ce7" office:value-type="string" calcext:value-type="string">
            <text:p>heap</text:p>
          </table:table-cell>
          <table:table-cell table:style-name="ce7" office:value-type="string" calcext:value-type="string">
            <text:p>corefunc</text:p>
          </table:table-cell>
          <table:table-cell table:style-name="ce7" table:number-columns-repeated="5"/>
          <table:table-cell table:style-name="ce25"/>
        </table:table-row>
        <table:table-row table:style-name="ro1">
          <table:table-cell office:value-type="string" calcext:value-type="string">
            <text:p>dpu R (total)</text:p>
          </table:table-cell>
          <table:table-cell office:value-type="float" office:value="1005.531248" calcext:value-type="float">
            <text:p>1005.531248</text:p>
          </table:table-cell>
          <table:table-cell office:value-type="float" office:value="574.358768" calcext:value-type="float">
            <text:p>574.358768</text:p>
          </table:table-cell>
          <table:table-cell office:value-type="float" office:value="431.17248" calcext:value-type="float">
            <text:p>431.17248</text:p>
          </table:table-cell>
          <table:table-cell table:number-columns-repeated="7"/>
          <table:table-cell table:style-name="ce14" office:value-type="string" calcext:value-type="string">
            <text:p>dpu R (total)</text:p>
          </table:table-cell>
          <table:table-cell table:style-name="ce7" office:value-type="float" office:value="1889.142912" calcext:value-type="float">
            <text:p>1889.142912</text:p>
          </table:table-cell>
          <table:table-cell table:style-name="ce7" office:value-type="float" office:value="1080.591248" calcext:value-type="float">
            <text:p>1080.591248</text:p>
          </table:table-cell>
          <table:table-cell table:style-name="ce7" office:value-type="float" office:value="808.551664" calcext:value-type="float">
            <text:p>808.551664</text:p>
          </table:table-cell>
          <table:table-cell table:style-name="ce7" table:number-columns-repeated="5"/>
          <table:table-cell table:style-name="ce25"/>
        </table:table-row>
        <table:table-row table:style-name="ro1">
          <table:table-cell office:value-type="string" calcext:value-type="string">
            <text:p>dpu W (total)</text:p>
          </table:table-cell>
          <table:table-cell office:value-type="float" office:value="625.654608" calcext:value-type="float">
            <text:p>625.654608</text:p>
          </table:table-cell>
          <table:table-cell office:value-type="float" office:value="269.898288" calcext:value-type="float">
            <text:p>269.898288</text:p>
          </table:table-cell>
          <table:table-cell office:value-type="float" office:value="355.75632" calcext:value-type="float">
            <text:p>355.75632</text:p>
          </table:table-cell>
          <table:table-cell table:number-columns-repeated="7"/>
          <table:table-cell table:style-name="ce14" office:value-type="string" calcext:value-type="string">
            <text:p>dpu W (total)</text:p>
          </table:table-cell>
          <table:table-cell table:style-name="ce7" office:value-type="float" office:value="1183.148888" calcext:value-type="float">
            <text:p>1183.148888</text:p>
          </table:table-cell>
          <table:table-cell table:style-name="ce7" office:value-type="float" office:value="503.783912" calcext:value-type="float">
            <text:p>503.783912</text:p>
          </table:table-cell>
          <table:table-cell table:style-name="ce7" office:value-type="float" office:value="679.364976" calcext:value-type="float">
            <text:p>679.364976</text:p>
          </table:table-cell>
          <table:table-cell table:style-name="ce7" table:number-columns-repeated="5"/>
          <table:table-cell table:style-name="ce25"/>
        </table:table-row>
        <table:table-row table:style-name="ro1">
          <table:table-cell office:value-type="string" calcext:value-type="string">
            <text:p>dpu R (MB/s)</text:p>
          </table:table-cell>
          <table:table-cell office:value-type="float" office:value="30.827568144165" calcext:value-type="float">
            <text:p>30.827568144165</text:p>
          </table:table-cell>
          <table:table-cell office:value-type="float" office:value="17.6086860502207" calcext:value-type="float">
            <text:p>17.6086860502207</text:p>
          </table:table-cell>
          <table:table-cell office:value-type="float" office:value="13.2188820939442" calcext:value-type="float">
            <text:p>13.2188820939442</text:p>
          </table:table-cell>
          <table:table-cell table:number-columns-repeated="7"/>
          <table:table-cell table:style-name="ce14" office:value-type="string" calcext:value-type="string">
            <text:p>dpu R (MB/s)</text:p>
          </table:table-cell>
          <table:table-cell table:style-name="ce7" office:value-type="float" office:value="30.5645465673824" calcext:value-type="float">
            <text:p>30.5645465673824</text:p>
          </table:table-cell>
          <table:table-cell table:style-name="ce7" office:value-type="float" office:value="17.4829449429191" calcext:value-type="float">
            <text:p>17.4829449429191</text:p>
          </table:table-cell>
          <table:table-cell table:style-name="ce7" office:value-type="float" office:value="13.0816016244633" calcext:value-type="float">
            <text:p>13.0816016244633</text:p>
          </table:table-cell>
          <table:table-cell table:style-name="ce7" table:number-columns-repeated="5"/>
          <table:table-cell table:style-name="ce25"/>
        </table:table-row>
        <table:table-row table:style-name="ro1">
          <table:table-cell office:value-type="string" calcext:value-type="string">
            <text:p>dpu W (MB/s)</text:p>
          </table:table-cell>
          <table:table-cell office:value-type="float" office:value="19.1813134611117" calcext:value-type="float">
            <text:p>19.1813134611117</text:p>
          </table:table-cell>
          <table:table-cell office:value-type="float" office:value="8.27453933615941" calcext:value-type="float">
            <text:p>8.27453933615941</text:p>
          </table:table-cell>
          <table:table-cell office:value-type="float" office:value="10.9067741249523" calcext:value-type="float">
            <text:p>10.9067741249523</text:p>
          </table:table-cell>
          <table:table-cell table:number-columns-repeated="7"/>
          <table:table-cell table:style-name="ce14" office:value-type="string" calcext:value-type="string">
            <text:p>dpu W (MB/s)</text:p>
          </table:table-cell>
          <table:table-cell table:style-name="ce7" office:value-type="float" office:value="19.1422306135316" calcext:value-type="float">
            <text:p>19.1422306135316</text:p>
          </table:table-cell>
          <table:table-cell table:style-name="ce7" office:value-type="float" office:value="8.15074748469959" calcext:value-type="float">
            <text:p>8.15074748469959</text:p>
          </table:table-cell>
          <table:table-cell table:style-name="ce7" office:value-type="float" office:value="10.991483128832" calcext:value-type="float">
            <text:p>10.991483128832</text:p>
          </table:table-cell>
          <table:table-cell table:style-name="ce7" table:number-columns-repeated="5"/>
          <table:table-cell table:style-name="ce25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heap push</text:p>
          </table:table-cell>
          <table:table-cell office:value-type="string" calcext:value-type="string">
            <text:p>heap pop</text:p>
          </table:table-cell>
          <table:table-cell office:value-type="string" calcext:value-type="string">
            <text:p>decode</text:p>
          </table:table-cell>
          <table:table-cell office:value-type="string" calcext:value-type="string">
            <text:p>heap_hasging</text:p>
          </table:table-cell>
          <table:table-cell office:value-type="string" calcext:value-type="string">
            <text:p>penality</text:p>
          </table:table-cell>
          <table:table-cell office:value-type="string" calcext:value-type="string">
            <text:p>hypload</text:p>
          </table:table-cell>
          <table:table-cell office:value-type="string" calcext:value-type="string">
            <text:p>hypcompute</text:p>
          </table:table-cell>
          <table:table-cell/>
          <table:table-cell table:style-name="ce14"/>
          <table:table-cell table:style-name="ce7" office:value-type="string" calcext:value-type="string">
            <text:p>total</text:p>
          </table:table-cell>
          <table:table-cell table:style-name="ce7" office:value-type="string" calcext:value-type="string">
            <text:p>io</text:p>
          </table:table-cell>
          <table:table-cell table:style-name="ce7" office:value-type="string" calcext:value-type="string">
            <text:p>heap push</text:p>
          </table:table-cell>
          <table:table-cell table:style-name="ce7" office:value-type="string" calcext:value-type="string">
            <text:p>heap pop</text:p>
          </table:table-cell>
          <table:table-cell table:style-name="ce7" office:value-type="string" calcext:value-type="string">
            <text:p>decode</text:p>
          </table:table-cell>
          <table:table-cell table:style-name="ce7" office:value-type="string" calcext:value-type="string">
            <text:p>heap_hasging</text:p>
          </table:table-cell>
          <table:table-cell table:style-name="ce7" office:value-type="string" calcext:value-type="string">
            <text:p>penality</text:p>
          </table:table-cell>
          <table:table-cell table:style-name="ce7" office:value-type="string" calcext:value-type="string">
            <text:p>hypload</text:p>
          </table:table-cell>
          <table:table-cell table:style-name="ce25" office:value-type="string" calcext:value-type="string">
            <text:p>hypcompute</text:p>
          </table:table-cell>
        </table:table-row>
        <table:table-row table:style-name="ro1">
          <table:table-cell office:value-type="string" calcext:value-type="string">
            <text:p>host (s)</text:p>
          </table:table-cell>
          <table:table-cell office:value-type="float" office:value="36.1193282580934" calcext:value-type="float">
            <text:p>36.1193282580934</text:p>
          </table:table-cell>
          <table:table-cell table:number-columns-repeated="9"/>
          <table:table-cell table:style-name="ce14" office:value-type="string" calcext:value-type="string">
            <text:p>host (s)</text:p>
          </table:table-cell>
          <table:table-cell table:style-name="ce7" office:value-type="float" office:value="64.4223967229482" calcext:value-type="float">
            <text:p>64.4223967229482</text:p>
          </table:table-cell>
          <table:table-cell table:style-name="ce7" table:number-columns-repeated="7"/>
          <table:table-cell table:style-name="ce25"/>
        </table:table-row>
        <table:table-row table:style-name="ro1">
          <table:table-cell office:value-type="string" calcext:value-type="string">
            <text:p>dpu Tasklet Balancing %</text:p>
          </table:table-cell>
          <table:table-cell office:value-type="float" office:value="0.903060070679124" calcext:value-type="float">
            <text:p>0.903060070679124</text:p>
          </table:table-cell>
          <table:table-cell table:number-columns-repeated="9"/>
          <table:table-cell table:style-name="ce14" office:value-type="string" calcext:value-type="string">
            <text:p>dpu Tasklet Balancing %</text:p>
          </table:table-cell>
          <table:table-cell table:style-name="ce7" office:value-type="float" office:value="0.959422673963044" calcext:value-type="float">
            <text:p>0.959422673963044</text:p>
          </table:table-cell>
          <table:table-cell table:style-name="ce7" table:number-columns-repeated="7"/>
          <table:table-cell table:style-name="ce25"/>
        </table:table-row>
        <table:table-row table:style-name="ro1">
          <table:table-cell office:value-type="string" calcext:value-type="string">
            <text:p>dpu % total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0.0000156269522509728" calcext:value-type="float">
            <text:p>1.56E-05</text:p>
          </table:table-cell>
          <table:table-cell office:value-type="float" office:value="0.214112725074544" calcext:value-type="float">
            <text:p>0.214112725074544</text:p>
          </table:table-cell>
          <table:table-cell office:value-type="float" office:value="0.174739143053884" calcext:value-type="float">
            <text:p>0.174739143053884</text:p>
          </table:table-cell>
          <table:table-cell office:value-type="float" office:value="0.999826335810153" calcext:value-type="float">
            <text:p>0.999826335810153</text:p>
          </table:table-cell>
          <table:table-cell office:value-type="float" office:value="0.265401306129716" calcext:value-type="float">
            <text:p>0.265401306129716</text:p>
          </table:table-cell>
          <table:table-cell office:value-type="float" office:value="0.041170564205769" calcext:value-type="float">
            <text:p>0.041170564205769</text:p>
          </table:table-cell>
          <table:table-cell office:value-type="float" office:value="0.0293595081520032" calcext:value-type="float">
            <text:p>0.029359508152003</text:p>
          </table:table-cell>
          <table:table-cell office:value-type="float" office:value="0.520642067646407" calcext:value-type="float">
            <text:p>0.520642067646407</text:p>
          </table:table-cell>
          <table:table-cell/>
          <table:table-cell table:style-name="ce14" office:value-type="string" calcext:value-type="string">
            <text:p>dpu % total</text:p>
          </table:table-cell>
          <table:table-cell table:style-name="ce7" office:value-type="float" office:value="1" calcext:value-type="float">
            <text:p>1</text:p>
          </table:table-cell>
          <table:table-cell table:style-name="ce9" office:value-type="float" office:value="0.00000824535519558266" calcext:value-type="float">
            <text:p>8.25E-06</text:p>
          </table:table-cell>
          <table:table-cell table:style-name="ce7" office:value-type="float" office:value="0.197357403900823" calcext:value-type="float">
            <text:p>0.197357403900823</text:p>
          </table:table-cell>
          <table:table-cell table:style-name="ce7" office:value-type="float" office:value="0.186891815279561" calcext:value-type="float">
            <text:p>0.186891815279561</text:p>
          </table:table-cell>
          <table:table-cell table:style-name="ce7" office:value-type="float" office:value="0.999908362909807" calcext:value-type="float">
            <text:p>0.999908362909807</text:p>
          </table:table-cell>
          <table:table-cell table:style-name="ce7" office:value-type="float" office:value="0.268071036739459" calcext:value-type="float">
            <text:p>0.268071036739459</text:p>
          </table:table-cell>
          <table:table-cell table:style-name="ce7" office:value-type="float" office:value="0.0414989642131439" calcext:value-type="float">
            <text:p>0.041498964213144</text:p>
          </table:table-cell>
          <table:table-cell table:style-name="ce7" office:value-type="float" office:value="0.0295302501995542" calcext:value-type="float">
            <text:p>0.029530250199554</text:p>
          </table:table-cell>
          <table:table-cell table:style-name="ce25" office:value-type="float" office:value="0.52545222093243" calcext:value-type="float">
            <text:p>0.52545222093243</text:p>
          </table:table-cell>
        </table:table-row>
        <table:table-row table:style-name="ro1">
          <table:table-cell office:value-type="string" calcext:value-type="string">
            <text:p>dpu cycles</text:p>
          </table:table-cell>
          <table:table-cell office:value-type="float" office:value="11416273095.3727" calcext:value-type="float">
            <text:p>11416273095.3727</text:p>
          </table:table-cell>
          <table:table-cell office:value-type="float" office:value="178401.554545455" calcext:value-type="float">
            <text:p>178401.554545455</text:p>
          </table:table-cell>
          <table:table-cell office:value-type="float" office:value="2444369342.64545" calcext:value-type="float">
            <text:p>2444369342.64545</text:p>
          </table:table-cell>
          <table:table-cell office:value-type="float" office:value="1994869777.55455" calcext:value-type="float">
            <text:p>1994869777.55455</text:p>
          </table:table-cell>
          <table:table-cell office:value-type="float" office:value="11414290497.5546" calcext:value-type="float">
            <text:p>11414290497.5546</text:p>
          </table:table-cell>
          <table:table-cell office:value-type="float" office:value="3029893790.64545" calcext:value-type="float">
            <text:p>3029893790.64545</text:p>
          </table:table-cell>
          <table:table-cell office:value-type="float" office:value="470014404.463636" calcext:value-type="float">
            <text:p>470014404.463636</text:p>
          </table:table-cell>
          <table:table-cell office:value-type="float" office:value="335176163.009091" calcext:value-type="float">
            <text:p>335176163.009091</text:p>
          </table:table-cell>
          <table:table-cell office:value-type="float" office:value="5943792029.19091" calcext:value-type="float">
            <text:p>5943792029.19091</text:p>
          </table:table-cell>
          <table:table-cell/>
          <table:table-cell table:style-name="ce14" office:value-type="string" calcext:value-type="string">
            <text:p>dpu cycles</text:p>
          </table:table-cell>
          <table:table-cell table:style-name="ce7" office:value-type="float" office:value="21632907844.4636" calcext:value-type="float">
            <text:p>21632907844.4636</text:p>
          </table:table-cell>
          <table:table-cell table:style-name="ce7" office:value-type="float" office:value="178371.009090909" calcext:value-type="float">
            <text:p>178371.009090909</text:p>
          </table:table-cell>
          <table:table-cell table:style-name="ce7" office:value-type="float" office:value="4269414531.00909" calcext:value-type="float">
            <text:p>4269414531.00909</text:p>
          </table:table-cell>
          <table:table-cell table:style-name="ce7" office:value-type="float" office:value="4043013416.82727" calcext:value-type="float">
            <text:p>4043013416.82727</text:p>
          </table:table-cell>
          <table:table-cell table:style-name="ce7" office:value-type="float" office:value="21630925467.7364" calcext:value-type="float">
            <text:p>21630925467.7364</text:p>
          </table:table-cell>
          <table:table-cell table:style-name="ce7" office:value-type="float" office:value="5799156033.55455" calcext:value-type="float">
            <text:p>5799156033.55455</text:p>
          </table:table-cell>
          <table:table-cell table:style-name="ce7" office:value-type="float" office:value="897743268.463636" calcext:value-type="float">
            <text:p>897743268.463636</text:p>
          </table:table-cell>
          <table:table-cell table:style-name="ce7" office:value-type="float" office:value="638825181.190909" calcext:value-type="float">
            <text:p>638825181.190909</text:p>
          </table:table-cell>
          <table:table-cell table:style-name="ce25" office:value-type="float" office:value="11367059472.1" calcext:value-type="float">
            <text:p>11367059472.1</text:p>
          </table:table-cell>
        </table:table-row>
        <table:table-row table:style-name="ro1">
          <table:table-cell office:value-type="string" calcext:value-type="string">
            <text:p>dpu inst</text:p>
          </table:table-cell>
          <table:table-cell office:value-type="float" office:value="8558064176.1" calcext:value-type="float">
            <text:p>8558064176.1</text:p>
          </table:table-cell>
          <table:table-cell office:value-type="float" office:value="24845.1909090909" calcext:value-type="float">
            <text:p>24845.1909090909</text:p>
          </table:table-cell>
          <table:table-cell office:value-type="float" office:value="1726849006.64545" calcext:value-type="float">
            <text:p>1726849006.64545</text:p>
          </table:table-cell>
          <table:table-cell office:value-type="float" office:value="1397312820.46364" calcext:value-type="float">
            <text:p>1397312820.46364</text:p>
          </table:table-cell>
          <table:table-cell office:value-type="float" office:value="8557788903.37273" calcext:value-type="float">
            <text:p>8557788903.37273</text:p>
          </table:table-cell>
          <table:table-cell office:value-type="float" office:value="2370074789.91818" calcext:value-type="float">
            <text:p>2370074789.91818</text:p>
          </table:table-cell>
          <table:table-cell office:value-type="float" office:value="369192235.736364" calcext:value-type="float">
            <text:p>369192235.736364</text:p>
          </table:table-cell>
          <table:table-cell office:value-type="float" office:value="249956026.281818" calcext:value-type="float">
            <text:p>249956026.281818</text:p>
          </table:table-cell>
          <table:table-cell office:value-type="float" office:value="4640542273.55455" calcext:value-type="float">
            <text:p>4640542273.55455</text:p>
          </table:table-cell>
          <table:table-cell/>
          <table:table-cell table:style-name="ce14" office:value-type="string" calcext:value-type="string">
            <text:p>dpu inst</text:p>
          </table:table-cell>
          <table:table-cell table:style-name="ce7" office:value-type="float" office:value="16391743857.5545" calcext:value-type="float">
            <text:p>16391743857.5545</text:p>
          </table:table-cell>
          <table:table-cell table:style-name="ce7" office:value-type="float" office:value="24721.5545454545" calcext:value-type="float">
            <text:p>24721.5545454545</text:p>
          </table:table-cell>
          <table:table-cell table:style-name="ce7" office:value-type="float" office:value="3046882474.28182" calcext:value-type="float">
            <text:p>3046882474.28182</text:p>
          </table:table-cell>
          <table:table-cell table:style-name="ce7" office:value-type="float" office:value="2866590600.82727" calcext:value-type="float">
            <text:p>2866590600.82727</text:p>
          </table:table-cell>
          <table:table-cell table:style-name="ce7" office:value-type="float" office:value="16391469944.8273" calcext:value-type="float">
            <text:p>16391469944.8273</text:p>
          </table:table-cell>
          <table:table-cell table:style-name="ce7" office:value-type="float" office:value="4579002314.28182" calcext:value-type="float">
            <text:p>4579002314.28182</text:p>
          </table:table-cell>
          <table:table-cell table:style-name="ce7" office:value-type="float" office:value="712265079.372727" calcext:value-type="float">
            <text:p>712265079.372727</text:p>
          </table:table-cell>
          <table:table-cell table:style-name="ce7" office:value-type="float" office:value="481521169.554546" calcext:value-type="float">
            <text:p>481521169.554546</text:p>
          </table:table-cell>
          <table:table-cell table:style-name="ce25" office:value-type="float" office:value="8961642324.46364" calcext:value-type="float">
            <text:p>8961642324.46364</text:p>
          </table:table-cell>
        </table:table-row>
        <table:table-row table:style-name="ro1">
          <table:table-cell office:value-type="string" calcext:value-type="string">
            <text:p>dpu pipeline efficiency</text:p>
          </table:table-cell>
          <table:table-cell office:value-type="float" office:value="0.690958229095562" calcext:value-type="float">
            <text:p>0.690958229095562</text:p>
          </table:table-cell>
          <table:table-cell office:value-type="string" calcext:value-type="string">
            <text:p>NC</text:p>
          </table:table-cell>
          <table:table-cell office:value-type="float" office:value="0.708041303281994" calcext:value-type="float">
            <text:p>0.708041303281994</text:p>
          </table:table-cell>
          <table:table-cell office:value-type="float" office:value="0.703178207320608" calcext:value-type="float">
            <text:p>0.703178207320608</text:p>
          </table:table-cell>
          <table:table-cell office:value-type="float" office:value="0.750672433797128" calcext:value-type="float">
            <text:p>0.750672433797128</text:p>
          </table:table-cell>
          <table:table-cell office:value-type="float" office:value="0.78343457920721" calcext:value-type="float">
            <text:p>0.78343457920721</text:p>
          </table:table-cell>
          <table:table-cell office:value-type="float" office:value="0.786713573116502" calcext:value-type="float">
            <text:p>0.786713573116502</text:p>
          </table:table-cell>
          <table:table-cell office:value-type="float" office:value="0.746701388858069" calcext:value-type="float">
            <text:p>0.746701388858069</text:p>
          </table:table-cell>
          <table:table-cell office:value-type="float" office:value="0.781982061173131" calcext:value-type="float">
            <text:p>0.781982061173131</text:p>
          </table:table-cell>
          <table:table-cell/>
          <table:table-cell table:style-name="ce14" office:value-type="string" calcext:value-type="string">
            <text:p>dpu pipeline efficiency</text:p>
          </table:table-cell>
          <table:table-cell table:style-name="ce7" office:value-type="float" office:value="0.737285667119717" calcext:value-type="float">
            <text:p>0.737285667119717</text:p>
          </table:table-cell>
          <table:table-cell table:style-name="ce7" office:value-type="string" calcext:value-type="string">
            <text:p>NC</text:p>
          </table:table-cell>
          <table:table-cell table:style-name="ce7" office:value-type="float" office:value="0.714497291402403" calcext:value-type="float">
            <text:p>0.714497291402403</text:p>
          </table:table-cell>
          <table:table-cell table:style-name="ce7" office:value-type="float" office:value="0.709470796406451" calcext:value-type="float">
            <text:p>0.709470796406451</text:p>
          </table:table-cell>
          <table:table-cell table:style-name="ce7" office:value-type="float" office:value="0.758127295709241" calcext:value-type="float">
            <text:p>0.758127295709241</text:p>
          </table:table-cell>
          <table:table-cell table:style-name="ce7" office:value-type="float" office:value="0.790120260142944" calcext:value-type="float">
            <text:p>0.790120260142944</text:p>
          </table:table-cell>
          <table:table-cell table:style-name="ce7" office:value-type="float" office:value="0.793776847709551" calcext:value-type="float">
            <text:p>0.793776847709551</text:p>
          </table:table-cell>
          <table:table-cell table:style-name="ce7" office:value-type="float" office:value="0.754010655362977" calcext:value-type="float">
            <text:p>0.754010655362977</text:p>
          </table:table-cell>
          <table:table-cell table:style-name="ce25" office:value-type="float" office:value="0.788807353132281" calcext:value-type="float">
            <text:p>0.788807353132281</text:p>
          </table:table-cell>
        </table:table-row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nergy</text:p>
          </table:table-cell>
          <table:table-cell table:number-columns-repeated="8"/>
          <table:table-cell table:style-name="ce14"/>
          <table:table-cell table:style-name="ce7" office:value-type="string" calcext:value-type="string">
            <text:p>acc</text:p>
          </table:table-cell>
          <table:table-cell table:style-name="ce7" office:value-type="string" calcext:value-type="string">
            <text:p>energy</text:p>
          </table:table-cell>
          <table:table-cell table:style-name="ce7" table:number-columns-repeated="6"/>
          <table:table-cell table:style-name="ce25"/>
        </table:table-row>
        <table:table-row table:style-name="ro1">
          <table:table-cell office:value-type="string" calcext:value-type="string">
            <text:p>total strand len</text:p>
          </table:table-cell>
          <table:table-cell office:value-type="float" office:value="300" calcext:value-type="float">
            <text:p>300</text:p>
          </table:table-cell>
          <table:table-cell table:number-columns-repeated="9"/>
          <table:table-cell table:style-name="ce14" office:value-type="string" calcext:value-type="string">
            <text:p>total strand len</text:p>
          </table:table-cell>
          <table:table-cell table:style-name="ce7" office:value-type="float" office:value="300" calcext:value-type="float">
            <text:p>300</text:p>
          </table:table-cell>
          <table:table-cell table:style-name="ce7" table:number-columns-repeated="7"/>
          <table:table-cell table:style-name="ce25"/>
        </table:table-row>
        <table:table-row table:style-name="ro1">
          <table:table-cell office:value-type="string" calcext:value-type="string">
            <text:p>dpu/cpu</text:p>
          </table:table-cell>
          <table:table-cell office:value-type="float" office:value="0.025" calcext:value-type="float">
            <text:p>0.025</text:p>
          </table:table-cell>
          <table:table-cell table:number-columns-repeated="9"/>
          <table:table-cell table:style-name="ce14" office:value-type="string" calcext:value-type="string">
            <text:p>dpu/cpu</text:p>
          </table:table-cell>
          <table:table-cell table:style-name="ce7" office:value-type="float" office:value="0.023" calcext:value-type="float">
            <text:p>0.023</text:p>
          </table:table-cell>
          <table:table-cell table:style-name="ce7" table:number-columns-repeated="2"/>
          <table:table-cell table:number-columns-repeated="4"/>
          <table:table-cell table:style-name="ce7"/>
          <table:table-cell table:style-name="ce25"/>
        </table:table-row>
        <table:table-row table:style-name="ro1">
          <table:table-cell office:value-type="string" calcext:value-type="string">
            <text:p>rank/cpu</text:p>
          </table:table-cell>
          <table:table-cell office:value-type="float" office:value="1.583" calcext:value-type="float">
            <text:p>1.583</text:p>
          </table:table-cell>
          <table:table-cell office:value-type="float" office:value="3.68" calcext:value-type="float">
            <text:p>3.68</text:p>
          </table:table-cell>
          <table:table-cell table:number-columns-repeated="8"/>
          <table:table-cell table:style-name="ce14" office:value-type="string" calcext:value-type="string">
            <text:p>rank/cpu</text:p>
          </table:table-cell>
          <table:table-cell table:style-name="ce19" office:value-type="float" office:value="1.448" calcext:value-type="float">
            <text:p>1.448</text:p>
          </table:table-cell>
          <table:table-cell table:style-name="ce19" office:value-type="float" office:value="3.368" calcext:value-type="float">
            <text:p>3.368</text:p>
          </table:table-cell>
          <table:table-cell table:style-name="ce7" table:number-columns-repeated="6"/>
          <table:table-cell table:style-name="ce25"/>
        </table:table-row>
        <table:table-row table:style-name="ro1">
          <table:table-cell office:value-type="string" calcext:value-type="string">
            <text:p>dimm/cpu</text:p>
          </table:table-cell>
          <table:table-cell office:value-type="float" office:value="3.165" calcext:value-type="float">
            <text:p>3.165</text:p>
          </table:table-cell>
          <table:table-cell office:value-type="float" office:value="3.68" calcext:value-type="float">
            <text:p>3.68</text:p>
          </table:table-cell>
          <table:table-cell table:number-columns-repeated="8"/>
          <table:table-cell table:style-name="ce15" office:value-type="string" calcext:value-type="string">
            <text:p>dimm/cpu</text:p>
          </table:table-cell>
          <table:table-cell office:value-type="float" office:value="2.896" calcext:value-type="float">
            <text:p>2.896</text:p>
          </table:table-cell>
          <table:table-cell office:value-type="float" office:value="3.368" calcext:value-type="float">
            <text:p>3.368</text:p>
          </table:table-cell>
          <table:table-cell table:style-name="ce19" table:number-columns-repeated="6"/>
          <table:table-cell table:style-name="ce25"/>
        </table:table-row>
        <table:table-row table:style-name="ro1">
          <table:table-cell office:value-type="string" calcext:value-type="string">
            <text:p>clouddimm/cpu</text:p>
          </table:table-cell>
          <table:table-cell office:value-type="float" office:value="63.304" calcext:value-type="float">
            <text:p>63.304</text:p>
          </table:table-cell>
          <table:table-cell office:value-type="float" office:value="73.609" calcext:value-type="float">
            <text:p>73.609</text:p>
          </table:table-cell>
          <table:table-cell table:number-columns-repeated="8"/>
          <table:table-cell table:style-name="ce15" office:value-type="string" calcext:value-type="string">
            <text:p>clouddimm/cpu</text:p>
          </table:table-cell>
          <table:table-cell table:style-name="ce20" office:value-type="float" office:value="57.928" calcext:value-type="float">
            <text:p>57.928</text:p>
          </table:table-cell>
          <table:table-cell table:style-name="ce20" office:value-type="float" office:value="67.358" calcext:value-type="float">
            <text:p>67.358</text:p>
          </table:table-cell>
          <table:table-cell table:number-columns-repeated="6"/>
          <table:table-cell table:style-name="ce26"/>
        </table:table-row>
        <table:table-row table:style-name="ro1">
          <table:table-cell office:value-type="string" calcext:value-type="string">
            <text:p>dpu decoding throughput (seq/sec/DPU) </text:p>
          </table:table-cell>
          <table:table-cell office:value-type="float" office:value="14.12" calcext:value-type="float">
            <text:p>14.12</text:p>
          </table:table-cell>
          <table:table-cell table:number-columns-repeated="9"/>
          <table:table-cell table:style-name="ce16" office:value-type="string" calcext:value-type="string">
            <text:p>dpu decoding throughput (seq/sec/DPU) </text:p>
          </table:table-cell>
          <table:table-cell table:style-name="ce21" office:value-type="float" office:value="7.917" calcext:value-type="float">
            <text:p>7.917</text:p>
          </table:table-cell>
          <table:table-cell/>
          <table:table-cell table:style-name="ce21"/>
          <table:table-cell table:style-name="ce23" table:number-columns-repeated="5"/>
          <table:table-cell table:style-name="ce27"/>
        </table:table-row>
        <table:table-row table:style-name="ro1">
          <table:table-cell office:value-type="string" calcext:value-type="string">
            <text:p>(estimated) dpu decoding throughput (seq/sec/2560 DPUs)</text:p>
          </table:table-cell>
          <table:table-cell table:formula="of:=2560 *[.B21]" office:value-type="float" office:value="36147.2" calcext:value-type="float">
            <text:p>36147.2</text:p>
          </table:table-cell>
          <table:table-cell table:number-columns-repeated="9"/>
          <table:table-cell office:value-type="string" calcext:value-type="string">
            <text:p>(estimated) dpu decoding throughput (seq/sec/2560 DPUs)</text:p>
          </table:table-cell>
          <table:table-cell table:formula="of:=2560 *[.M21]" office:value-type="float" office:value="20267.52" calcext:value-type="float">
            <text:p>20267.52</text:p>
          </table:table-cell>
          <table:table-cell table:number-columns-repeated="8"/>
        </table:table-row>
        <table:table-row table:style-name="ro1">
          <table:table-cell table:number-columns-repeated="21"/>
        </table:table-row>
        <table:table-row table:style-name="ro1">
          <table:table-cell office:value-type="string" calcext:value-type="string">
            <text:p>CR</text:p>
          </table:table-cell>
          <table:table-cell office:value-type="string" calcext:value-type="string">
            <text:p>hlimit</text:p>
          </table:table-cell>
          <table:table-cell office:value-type="string" calcext:value-type="string">
            <text:p>srate</text:p>
          </table:table-cell>
          <table:table-cell office:value-type="string" calcext:value-type="string">
            <text:p>drate</text:p>
          </table:table-cell>
          <table:table-cell office:value-type="string" calcext:value-type="string">
            <text:p>irate</text:p>
          </table:table-cell>
          <table:table-cell table:number-columns-repeated="6"/>
          <table:table-cell office:value-type="string" calcext:value-type="string">
            <text:p>CR</text:p>
          </table:table-cell>
          <table:table-cell office:value-type="string" calcext:value-type="string">
            <text:p>hlimit</text:p>
          </table:table-cell>
          <table:table-cell office:value-type="string" calcext:value-type="string">
            <text:p>srate</text:p>
          </table:table-cell>
          <table:table-cell office:value-type="string" calcext:value-type="string">
            <text:p>drate</text:p>
          </table:table-cell>
          <table:table-cell office:value-type="string" calcext:value-type="string">
            <text:p>irate</text:p>
          </table:table-cell>
          <table:table-cell table:number-columns-repeated="5"/>
        </table:table-row>
        <table:table-row table:style-name="ro1">
          <table:table-cell office:value-type="float" office:value="0.333333333333333" calcext:value-type="float">
            <text:p>0.333333333333333</text:p>
          </table:table-cell>
          <table:table-cell office:value-type="float" office:value="92500" calcext:value-type="float">
            <text:p>92500</text:p>
          </table:table-cell>
          <table:table-cell office:value-type="float" office:value="0.03105" calcext:value-type="float">
            <text:p>0.03105</text:p>
          </table:table-cell>
          <table:table-cell office:value-type="float" office:value="0.00945" calcext:value-type="float">
            <text:p>0.00945</text:p>
          </table:table-cell>
          <table:table-cell office:value-type="float" office:value="0.00585" calcext:value-type="float">
            <text:p>0.00585</text:p>
          </table:table-cell>
          <table:table-cell table:number-columns-repeated="6"/>
          <table:table-cell office:value-type="float" office:value="0.333333333333333" calcext:value-type="float">
            <text:p>0.333333333333333</text:p>
          </table:table-cell>
          <table:table-cell office:value-type="float" office:value="92500" calcext:value-type="float">
            <text:p>92500</text:p>
          </table:table-cell>
          <table:table-cell office:value-type="float" office:value="0.0357" calcext:value-type="float">
            <text:p>0.0357</text:p>
          </table:table-cell>
          <table:table-cell office:value-type="float" office:value="0.0123" calcext:value-type="float">
            <text:p>0.0123</text:p>
          </table:table-cell>
          <table:table-cell office:value-type="float" office:value="0.00885" calcext:value-type="float">
            <text:p>0.0088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heap</text:p>
          </table:table-cell>
          <table:table-cell office:value-type="string" calcext:value-type="string">
            <text:p>corefunc</text:p>
          </table:table-cell>
          <table:table-cell table:number-columns-repeated="8"/>
          <table:table-cell office:value-type="string" calcext:value-type="string">
            <text:p>total</text:p>
          </table:table-cell>
          <table:table-cell office:value-type="string" calcext:value-type="string">
            <text:p>heap</text:p>
          </table:table-cell>
          <table:table-cell office:value-type="string" calcext:value-type="string">
            <text:p>corefunc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pu R (total)</text:p>
          </table:table-cell>
          <table:table-cell office:value-type="float" office:value="283.139592" calcext:value-type="float">
            <text:p>283.139592</text:p>
          </table:table-cell>
          <table:table-cell office:value-type="float" office:value="164.345192" calcext:value-type="float">
            <text:p>164.345192</text:p>
          </table:table-cell>
          <table:table-cell office:value-type="float" office:value="118.7944" calcext:value-type="float">
            <text:p>118.7944</text:p>
          </table:table-cell>
          <table:table-cell table:number-columns-repeated="7"/>
          <table:table-cell office:value-type="string" calcext:value-type="string">
            <text:p>dpu R (total)</text:p>
          </table:table-cell>
          <table:table-cell office:value-type="float" office:value="459.702552" calcext:value-type="float">
            <text:p>459.702552</text:p>
          </table:table-cell>
          <table:table-cell office:value-type="float" office:value="269.342952" calcext:value-type="float">
            <text:p>269.342952</text:p>
          </table:table-cell>
          <table:table-cell office:value-type="float" office:value="190.3596" calcext:value-type="float">
            <text:p>190.359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pu W (total)</text:p>
          </table:table-cell>
          <table:table-cell office:value-type="float" office:value="163.6212" calcext:value-type="float">
            <text:p>163.6212</text:p>
          </table:table-cell>
          <table:table-cell office:value-type="float" office:value="78.481344" calcext:value-type="float">
            <text:p>78.481344</text:p>
          </table:table-cell>
          <table:table-cell office:value-type="float" office:value="85.139856" calcext:value-type="float">
            <text:p>85.139856</text:p>
          </table:table-cell>
          <table:table-cell table:number-columns-repeated="7"/>
          <table:table-cell office:value-type="string" calcext:value-type="string">
            <text:p>dpu W (total)</text:p>
          </table:table-cell>
          <table:table-cell office:value-type="float" office:value="271.225992" calcext:value-type="float">
            <text:p>271.225992</text:p>
          </table:table-cell>
          <table:table-cell office:value-type="float" office:value="126.93636" calcext:value-type="float">
            <text:p>126.93636</text:p>
          </table:table-cell>
          <table:table-cell office:value-type="float" office:value="144.289632" calcext:value-type="float">
            <text:p>144.28963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pu R (MB/s)</text:p>
          </table:table-cell>
          <table:table-cell office:value-type="float" office:value="32.4973743978318" calcext:value-type="float">
            <text:p>32.4973743978318</text:p>
          </table:table-cell>
          <table:table-cell office:value-type="float" office:value="18.8627355050633" calcext:value-type="float">
            <text:p>18.8627355050633</text:p>
          </table:table-cell>
          <table:table-cell office:value-type="float" office:value="13.6346388927684" calcext:value-type="float">
            <text:p>13.6346388927684</text:p>
          </table:table-cell>
          <table:table-cell table:number-columns-repeated="7"/>
          <table:table-cell office:value-type="string" calcext:value-type="string">
            <text:p>dpu R (MB/s)</text:p>
          </table:table-cell>
          <table:table-cell office:value-type="float" office:value="31.8587712190365" calcext:value-type="float">
            <text:p>31.8587712190365</text:p>
          </table:table-cell>
          <table:table-cell office:value-type="float" office:value="18.6662776830265" calcext:value-type="float">
            <text:p>18.6662776830265</text:p>
          </table:table-cell>
          <table:table-cell office:value-type="float" office:value="13.19249353601" calcext:value-type="float">
            <text:p>13.192493536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pu W (MB/s)</text:p>
          </table:table-cell>
          <table:table-cell office:value-type="float" office:value="18.7796392523675" calcext:value-type="float">
            <text:p>18.7796392523675</text:p>
          </table:table-cell>
          <table:table-cell table:style-name="ce1" office:value-type="float" office:value="9.0077039427712" calcext:value-type="float">
            <text:p>9.01E+00</text:p>
          </table:table-cell>
          <table:table-cell office:value-type="float" office:value="9.77193530959628" calcext:value-type="float">
            <text:p>9.77193530959628</text:p>
          </table:table-cell>
          <table:table-cell table:number-columns-repeated="7"/>
          <table:table-cell office:value-type="string" calcext:value-type="string">
            <text:p>dpu W (MB/s)</text:p>
          </table:table-cell>
          <table:table-cell office:value-type="float" office:value="18.7967780256835" calcext:value-type="float">
            <text:p>18.7967780256835</text:p>
          </table:table-cell>
          <table:table-cell office:value-type="float" office:value="8.79707200889599" calcext:value-type="float">
            <text:p>8.79707200889599</text:p>
          </table:table-cell>
          <table:table-cell office:value-type="float" office:value="9.99970601678749" calcext:value-type="float">
            <text:p>9.99970601678749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heap push</text:p>
          </table:table-cell>
          <table:table-cell office:value-type="string" calcext:value-type="string">
            <text:p>heap pop</text:p>
          </table:table-cell>
          <table:table-cell office:value-type="string" calcext:value-type="string">
            <text:p>decode</text:p>
          </table:table-cell>
          <table:table-cell office:value-type="string" calcext:value-type="string">
            <text:p>heap_hasging</text:p>
          </table:table-cell>
          <table:table-cell office:value-type="string" calcext:value-type="string">
            <text:p>penality</text:p>
          </table:table-cell>
          <table:table-cell office:value-type="string" calcext:value-type="string">
            <text:p>hypload</text:p>
          </table:table-cell>
          <table:table-cell office:value-type="string" calcext:value-type="string">
            <text:p>hypcompute</text:p>
          </table:table-cell>
          <table:table-cell table:number-columns-repeated="2"/>
          <table:table-cell office:value-type="string" calcext:value-type="string">
            <text:p>total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heap push</text:p>
          </table:table-cell>
          <table:table-cell office:value-type="string" calcext:value-type="string">
            <text:p>heap pop</text:p>
          </table:table-cell>
          <table:table-cell office:value-type="string" calcext:value-type="string">
            <text:p>decode</text:p>
          </table:table-cell>
          <table:table-cell office:value-type="string" calcext:value-type="string">
            <text:p>heap_hasging</text:p>
          </table:table-cell>
          <table:table-cell office:value-type="string" calcext:value-type="string">
            <text:p>penality</text:p>
          </table:table-cell>
          <table:table-cell office:value-type="string" calcext:value-type="string">
            <text:p>hypload</text:p>
          </table:table-cell>
          <table:table-cell office:value-type="string" calcext:value-type="string">
            <text:p>hypcompute</text:p>
          </table:table-cell>
        </table:table-row>
        <table:table-row table:style-name="ro1">
          <table:table-cell office:value-type="string" calcext:value-type="string">
            <text:p>host (s)</text:p>
          </table:table-cell>
          <table:table-cell office:value-type="float" office:value="10.0966169129824" calcext:value-type="float">
            <text:p>10.0966169129824</text:p>
          </table:table-cell>
          <table:table-cell table:number-columns-repeated="9"/>
          <table:table-cell office:value-type="string" calcext:value-type="string">
            <text:p>host (s)</text:p>
          </table:table-cell>
          <table:table-cell office:value-type="float" office:value="16.5450009900378" calcext:value-type="float">
            <text:p>16.5450009900378</text:p>
          </table:table-cell>
          <table:table-cell table:style-name="ce1"/>
          <table:table-cell table:number-columns-repeated="7"/>
        </table:table-row>
        <table:table-row table:style-name="ro1">
          <table:table-cell office:value-type="string" calcext:value-type="string">
            <text:p>dpu Tasklet Balancing %</text:p>
          </table:table-cell>
          <table:table-cell office:value-type="float" office:value="0.862931752293988" calcext:value-type="float">
            <text:p>0.862931752293988</text:p>
          </table:table-cell>
          <table:table-cell table:number-columns-repeated="9"/>
          <table:table-cell office:value-type="string" calcext:value-type="string">
            <text:p>dpu Tasklet Balancing %</text:p>
          </table:table-cell>
          <table:table-cell office:value-type="float" office:value="0.872129739276205" calcext:value-type="float">
            <text:p>0.8721297392762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pu % total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0.0000584953850374715" calcext:value-type="float">
            <text:p>5.85E-05</text:p>
          </table:table-cell>
          <table:table-cell office:value-type="float" office:value="0.27632497603663" calcext:value-type="float">
            <text:p>0.27632497603663</text:p>
          </table:table-cell>
          <table:table-cell office:value-type="float" office:value="0.169103294443416" calcext:value-type="float">
            <text:p>0.169103294443416</text:p>
          </table:table-cell>
          <table:table-cell office:value-type="float" office:value="0.999349911460424" calcext:value-type="float">
            <text:p>0.999349911460424</text:p>
          </table:table-cell>
          <table:table-cell office:value-type="float" office:value="0.237065515224974" calcext:value-type="float">
            <text:p>0.237065515224974</text:p>
          </table:table-cell>
          <table:table-cell office:value-type="float" office:value="0.0368103355476374" calcext:value-type="float">
            <text:p>0.036810335547637</text:p>
          </table:table-cell>
          <table:table-cell office:value-type="float" office:value="0.0270323128530397" calcext:value-type="float">
            <text:p>0.02703231285304</text:p>
          </table:table-cell>
          <table:table-cell office:value-type="float" office:value="0.465102699344204" calcext:value-type="float">
            <text:p>0.465102699344204</text:p>
          </table:table-cell>
          <table:table-cell/>
          <table:table-cell office:value-type="string" calcext:value-type="string">
            <text:p>dpu % total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0.0000353313790613464" calcext:value-type="float">
            <text:p>3.53E-05</text:p>
          </table:table-cell>
          <table:table-cell office:value-type="float" office:value="0.240992560460812" calcext:value-type="float">
            <text:p>0.240992560460812</text:p>
          </table:table-cell>
          <table:table-cell office:value-type="float" office:value="0.191484728675284" calcext:value-type="float">
            <text:p>0.191484728675284</text:p>
          </table:table-cell>
          <table:table-cell office:value-type="float" office:value="0.999607362042626" calcext:value-type="float">
            <text:p>0.999607362042626</text:p>
          </table:table-cell>
          <table:table-cell office:value-type="float" office:value="0.244595496507899" calcext:value-type="float">
            <text:p>0.244595496507899</text:p>
          </table:table-cell>
          <table:table-cell office:value-type="float" office:value="0.0376910651130473" calcext:value-type="float">
            <text:p>0.037691065113047</text:p>
          </table:table-cell>
          <table:table-cell office:value-type="float" office:value="0.0274594665973896" calcext:value-type="float">
            <text:p>0.02745946659739</text:p>
          </table:table-cell>
          <table:table-cell office:value-type="float" office:value="0.478814911274083" calcext:value-type="float">
            <text:p>0.478814911274083</text:p>
          </table:table-cell>
        </table:table-row>
        <table:table-row table:style-name="ro1">
          <table:table-cell office:value-type="string" calcext:value-type="string">
            <text:p>dpu cycles</text:p>
          </table:table-cell>
          <table:table-cell office:value-type="float" office:value="3049441963.73636" calcext:value-type="float">
            <text:p>3049441963.73636</text:p>
          </table:table-cell>
          <table:table-cell office:value-type="float" office:value="178378.281818182" calcext:value-type="float">
            <text:p>178378.281818182</text:p>
          </table:table-cell>
          <table:table-cell office:value-type="float" office:value="842636977.554546" calcext:value-type="float">
            <text:p>842636977.554546</text:p>
          </table:table-cell>
          <table:table-cell office:value-type="float" office:value="515670682.281818" calcext:value-type="float">
            <text:p>515670682.281818</text:p>
          </table:table-cell>
          <table:table-cell office:value-type="float" office:value="3047459556.46364" calcext:value-type="float">
            <text:p>3047459556.46364</text:p>
          </table:table-cell>
          <table:table-cell office:value-type="float" office:value="722917530.281818" calcext:value-type="float">
            <text:p>722917530.281818</text:p>
          </table:table-cell>
          <table:table-cell office:value-type="float" office:value="112250981.918182" calcext:value-type="float">
            <text:p>112250981.918182</text:p>
          </table:table-cell>
          <table:table-cell office:value-type="float" office:value="82433469.1909091" calcext:value-type="float">
            <text:p>82433469.1909091</text:p>
          </table:table-cell>
          <table:table-cell office:value-type="float" office:value="1418303688.82727" calcext:value-type="float">
            <text:p>1418303688.82727</text:p>
          </table:table-cell>
          <table:table-cell/>
          <table:table-cell office:value-type="string" calcext:value-type="string">
            <text:p>dpu cycles</text:p>
          </table:table-cell>
          <table:table-cell office:value-type="float" office:value="5050285589.91818" calcext:value-type="float">
            <text:p>5050285589.91818</text:p>
          </table:table-cell>
          <table:table-cell office:value-type="float" office:value="178433.554545455" calcext:value-type="float">
            <text:p>178433.554545455</text:p>
          </table:table-cell>
          <table:table-cell office:value-type="float" office:value="1217081255.37273" calcext:value-type="float">
            <text:p>1217081255.37273</text:p>
          </table:table-cell>
          <table:table-cell office:value-type="float" office:value="967052565.918182" calcext:value-type="float">
            <text:p>967052565.918182</text:p>
          </table:table-cell>
          <table:table-cell office:value-type="float" office:value="5048302656.1" calcext:value-type="float">
            <text:p>5048302656.1</text:p>
          </table:table-cell>
          <table:table-cell office:value-type="float" office:value="1235277111.37273" calcext:value-type="float">
            <text:p>1235277111.37273</text:p>
          </table:table-cell>
          <table:table-cell office:value-type="float" office:value="190350643.009091" calcext:value-type="float">
            <text:p>190350643.009091</text:p>
          </table:table-cell>
          <table:table-cell office:value-type="float" office:value="138678148.463636" calcext:value-type="float">
            <text:p>138678148.463636</text:p>
          </table:table-cell>
          <table:table-cell office:value-type="float" office:value="2418152046.64545" calcext:value-type="float">
            <text:p>2418152046.64545</text:p>
          </table:table-cell>
        </table:table-row>
        <table:table-row table:style-name="ro1">
          <table:table-cell office:value-type="string" calcext:value-type="string">
            <text:p>dpu inst</text:p>
          </table:table-cell>
          <table:table-cell office:value-type="float" office:value="2153049432.82727" calcext:value-type="float">
            <text:p>2153049432.82727</text:p>
          </table:table-cell>
          <table:table-cell office:value-type="float" office:value="24613.9181818182" calcext:value-type="float">
            <text:p>24613.9181818182</text:p>
          </table:table-cell>
          <table:table-cell office:value-type="float" office:value="560228545.554546" calcext:value-type="float">
            <text:p>560228545.554546</text:p>
          </table:table-cell>
          <table:table-cell office:value-type="float" office:value="337790003.009091" calcext:value-type="float">
            <text:p>337790003.009091</text:p>
          </table:table-cell>
          <table:table-cell office:value-type="float" office:value="2152776711.37273" calcext:value-type="float">
            <text:p>2152776711.37273</text:p>
          </table:table-cell>
          <table:table-cell office:value-type="float" office:value="540018026.281818" calcext:value-type="float">
            <text:p>540018026.281818</text:p>
          </table:table-cell>
          <table:table-cell office:value-type="float" office:value="84226893.1909091" calcext:value-type="float">
            <text:p>84226893.1909091</text:p>
          </table:table-cell>
          <table:table-cell office:value-type="float" office:value="58156053.9181818" calcext:value-type="float">
            <text:p>58156053.9181818</text:p>
          </table:table-cell>
          <table:table-cell office:value-type="float" office:value="1056849035.73636" calcext:value-type="float">
            <text:p>1056849035.73636</text:p>
          </table:table-cell>
          <table:table-cell/>
          <table:table-cell office:value-type="string" calcext:value-type="string">
            <text:p>dpu inst</text:p>
          </table:table-cell>
          <table:table-cell office:value-type="float" office:value="3613459813.91818" calcext:value-type="float">
            <text:p>3613459813.91818</text:p>
          </table:table-cell>
          <table:table-cell office:value-type="float" office:value="25076.4636363636" calcext:value-type="float">
            <text:p>25076.4636363636</text:p>
          </table:table-cell>
          <table:table-cell office:value-type="float" office:value="820617646.645455" calcext:value-type="float">
            <text:p>820617646.645455</text:p>
          </table:table-cell>
          <table:table-cell office:value-type="float" office:value="643746163.009091" calcext:value-type="float">
            <text:p>643746163.009091</text:p>
          </table:table-cell>
          <table:table-cell office:value-type="float" office:value="3613181997.19091" calcext:value-type="float">
            <text:p>3613181997.19091</text:p>
          </table:table-cell>
          <table:table-cell office:value-type="float" office:value="931209317.918182" calcext:value-type="float">
            <text:p>931209317.918182</text:p>
          </table:table-cell>
          <table:table-cell office:value-type="float" office:value="144192744.827273" calcext:value-type="float">
            <text:p>144192744.827273</text:p>
          </table:table-cell>
          <table:table-cell office:value-type="float" office:value="99050906.2818182" calcext:value-type="float">
            <text:p>99050906.2818182</text:p>
          </table:table-cell>
          <table:table-cell office:value-type="float" office:value="1819226499.00909" calcext:value-type="float">
            <text:p>1819226499.00909</text:p>
          </table:table-cell>
        </table:table-row>
        <table:table-row table:style-name="ro1">
          <table:table-cell office:value-type="string" calcext:value-type="string">
            <text:p>dpu pipeline efficiency</text:p>
          </table:table-cell>
          <table:table-cell office:value-type="float" office:value="0.622349059130571" calcext:value-type="float">
            <text:p>0.622349059130571</text:p>
          </table:table-cell>
          <table:table-cell office:value-type="string" calcext:value-type="string">
            <text:p>NC</text:p>
          </table:table-cell>
          <table:table-cell office:value-type="float" office:value="0.668686935312288" calcext:value-type="float">
            <text:p>0.668686935312288</text:p>
          </table:table-cell>
          <table:table-cell office:value-type="float" office:value="0.666782443666569" calcext:value-type="float">
            <text:p>0.666782443666569</text:p>
          </table:table-cell>
          <table:table-cell office:value-type="float" office:value="0.707982713718391" calcext:value-type="float">
            <text:p>0.707982713718391</text:p>
          </table:table-cell>
          <table:table-cell office:value-type="float" office:value="0.749929974139016" calcext:value-type="float">
            <text:p>0.749929974139016</text:p>
          </table:table-cell>
          <table:table-cell office:value-type="float" office:value="0.753444545997427" calcext:value-type="float">
            <text:p>0.753444545997427</text:p>
          </table:table-cell>
          <table:table-cell office:value-type="float" office:value="0.707425387032718" calcext:value-type="float">
            <text:p>0.707425387032718</text:p>
          </table:table-cell>
          <table:table-cell office:value-type="float" office:value="0.748183975214239" calcext:value-type="float">
            <text:p>0.748183975214239</text:p>
          </table:table-cell>
          <table:table-cell/>
          <table:table-cell office:value-type="string" calcext:value-type="string">
            <text:p>dpu pipeline efficiency</text:p>
          </table:table-cell>
          <table:table-cell office:value-type="float" office:value="0.638896352061583" calcext:value-type="float">
            <text:p>0.638896352061583</text:p>
          </table:table-cell>
          <table:table-cell office:value-type="string" calcext:value-type="string">
            <text:p>NC</text:p>
          </table:table-cell>
          <table:table-cell office:value-type="float" office:value="0.686115723444482" calcext:value-type="float">
            <text:p>0.686115723444482</text:p>
          </table:table-cell>
          <table:table-cell office:value-type="float" office:value="0.678046544560714" calcext:value-type="float">
            <text:p>0.678046544560714</text:p>
          </table:table-cell>
          <table:table-cell office:value-type="float" office:value="0.717365035744044" calcext:value-type="float">
            <text:p>0.717365035744044</text:p>
          </table:table-cell>
          <table:table-cell office:value-type="float" office:value="0.756652796973163" calcext:value-type="float">
            <text:p>0.756652796973163</text:p>
          </table:table-cell>
          <table:table-cell office:value-type="float" office:value="0.760501123647361" calcext:value-type="float">
            <text:p>0.760501123647361</text:p>
          </table:table-cell>
          <table:table-cell office:value-type="float" office:value="0.716210603400382" calcext:value-type="float">
            <text:p>0.716210603400382</text:p>
          </table:table-cell>
          <table:table-cell office:value-type="float" office:value="0.755199241463642" calcext:value-type="float">
            <text:p>0.755199241463642</text:p>
          </table:table-cell>
        </table:table-row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nergy</text:p>
          </table:table-cell>
          <table:table-cell table:number-columns-repeated="9"/>
          <table:table-cell office:value-type="string" calcext:value-type="string">
            <text:p>acc</text:p>
          </table:table-cell>
          <table:table-cell office:value-type="string" calcext:value-type="string">
            <text:p>energy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otal strand len</text:p>
          </table:table-cell>
          <table:table-cell office:value-type="float" office:value="300" calcext:value-type="float">
            <text:p>300</text:p>
          </table:table-cell>
          <table:table-cell table:number-columns-repeated="9"/>
          <table:table-cell office:value-type="string" calcext:value-type="string">
            <text:p>total strand len</text:p>
          </table:table-cell>
          <table:table-cell office:value-type="float" office:value="300" calcext:value-type="float">
            <text:p>3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pu/cpu</text:p>
          </table:table-cell>
          <table:table-cell office:value-type="float" office:value="0.04" calcext:value-type="float">
            <text:p>0.04</text:p>
          </table:table-cell>
          <table:table-cell table:number-columns-repeated="9"/>
          <table:table-cell office:value-type="string" calcext:value-type="string">
            <text:p>dpu/cpu</text:p>
          </table:table-cell>
          <table:table-cell office:value-type="float" office:value="0.031" calcext:value-type="float">
            <text:p>0.03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ank/cpu</text:p>
          </table:table-cell>
          <table:table-cell office:value-type="float" office:value="2.574" calcext:value-type="float">
            <text:p>2.574</text:p>
          </table:table-cell>
          <table:table-cell office:value-type="float" office:value="5.985" calcext:value-type="float">
            <text:p>5.985</text:p>
          </table:table-cell>
          <table:table-cell table:number-columns-repeated="8"/>
          <table:table-cell office:value-type="string" calcext:value-type="string">
            <text:p>rank/cpu</text:p>
          </table:table-cell>
          <table:table-cell office:value-type="float" office:value="1.987" calcext:value-type="float">
            <text:p>1.987</text:p>
          </table:table-cell>
          <table:table-cell office:value-type="float" office:value="4.62" calcext:value-type="float">
            <text:p>4.6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imm/cpu</text:p>
          </table:table-cell>
          <table:table-cell office:value-type="float" office:value="5.148" calcext:value-type="float">
            <text:p>5.148</text:p>
          </table:table-cell>
          <table:table-cell office:value-type="float" office:value="5.985" calcext:value-type="float">
            <text:p>5.985</text:p>
          </table:table-cell>
          <table:table-cell table:number-columns-repeated="8"/>
          <table:table-cell office:value-type="string" calcext:value-type="string">
            <text:p>dimm/cpu</text:p>
          </table:table-cell>
          <table:table-cell office:value-type="float" office:value="3.973" calcext:value-type="float">
            <text:p>3.973</text:p>
          </table:table-cell>
          <table:table-cell office:value-type="float" office:value="4.62" calcext:value-type="float">
            <text:p>4.6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louddimm/cpu</text:p>
          </table:table-cell>
          <table:table-cell office:value-type="float" office:value="102.95" calcext:value-type="float">
            <text:p>102.95</text:p>
          </table:table-cell>
          <table:table-cell office:value-type="float" office:value="119.71" calcext:value-type="float">
            <text:p>119.71</text:p>
          </table:table-cell>
          <table:table-cell table:number-columns-repeated="8"/>
          <table:table-cell office:value-type="string" calcext:value-type="string">
            <text:p>clouddimm/cpu</text:p>
          </table:table-cell>
          <table:table-cell office:value-type="float" office:value="79.466" calcext:value-type="float">
            <text:p>79.466</text:p>
          </table:table-cell>
          <table:table-cell office:value-type="float" office:value="92.402" calcext:value-type="float">
            <text:p>92.40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pu decoding throughput (seq/sec/DPU) </text:p>
          </table:table-cell>
          <table:table-cell office:value-type="float" office:value="50.512" calcext:value-type="float">
            <text:p>50.512</text:p>
          </table:table-cell>
          <table:table-cell table:number-columns-repeated="9"/>
          <table:table-cell office:value-type="string" calcext:value-type="string">
            <text:p>dpu decoding throughput (seq/sec/DPU)</text:p>
          </table:table-cell>
          <table:table-cell office:value-type="float" office:value="30.825" calcext:value-type="float">
            <text:p>30.82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(estimated) dpu decoding throughput (seq/sec/2560 DPUs)</text:p>
          </table:table-cell>
          <table:table-cell table:formula="of:=2560 *[.B44]" office:value-type="float" office:value="129310.72" calcext:value-type="float">
            <text:p>129310.72</text:p>
          </table:table-cell>
          <table:table-cell table:number-columns-repeated="9"/>
          <table:table-cell office:value-type="string" calcext:value-type="string">
            <text:p>(estimated) dpu decoding throughput (seq/sec/2560 DPUs)</text:p>
          </table:table-cell>
          <table:table-cell table:formula="of:=2560 *[.M44]" office:value-type="float" office:value="78912" calcext:value-type="float">
            <text:p>78912</text:p>
          </table:table-cell>
          <table:table-cell table:number-columns-repeated="8"/>
        </table:table-row>
        <table:table-row table:style-name="ro1">
          <table:table-cell table:number-columns-repeated="21"/>
        </table:table-row>
        <table:table-row table:style-name="ro1">
          <table:table-cell office:value-type="string" calcext:value-type="string">
            <text:p>CR</text:p>
          </table:table-cell>
          <table:table-cell office:value-type="string" calcext:value-type="string">
            <text:p>hlimit</text:p>
          </table:table-cell>
          <table:table-cell office:value-type="string" calcext:value-type="string">
            <text:p>srate</text:p>
          </table:table-cell>
          <table:table-cell office:value-type="string" calcext:value-type="string">
            <text:p>drate</text:p>
          </table:table-cell>
          <table:table-cell office:value-type="string" calcext:value-type="string">
            <text:p>irate</text:p>
          </table:table-cell>
          <table:table-cell table:number-columns-repeated="6"/>
          <table:table-cell office:value-type="string" calcext:value-type="string">
            <text:p>CR</text:p>
          </table:table-cell>
          <table:table-cell office:value-type="string" calcext:value-type="string">
            <text:p>hlimit</text:p>
          </table:table-cell>
          <table:table-cell office:value-type="string" calcext:value-type="string">
            <text:p>srate</text:p>
          </table:table-cell>
          <table:table-cell office:value-type="string" calcext:value-type="string">
            <text:p>drate</text:p>
          </table:table-cell>
          <table:table-cell office:value-type="string" calcext:value-type="string">
            <text:p>irate</text:p>
          </table:table-cell>
          <table:table-cell table:number-columns-repeated="5"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92500" calcext:value-type="float">
            <text:p>92500</text:p>
          </table:table-cell>
          <table:table-cell office:value-type="float" office:value="0.03105" calcext:value-type="float">
            <text:p>0.03105</text:p>
          </table:table-cell>
          <table:table-cell office:value-type="float" office:value="0.00945" calcext:value-type="float">
            <text:p>0.00945</text:p>
          </table:table-cell>
          <table:table-cell office:value-type="float" office:value="0.00585" calcext:value-type="float">
            <text:p>0.00585</text:p>
          </table:table-cell>
          <table:table-cell table:number-columns-repeated="6"/>
          <table:table-cell office:value-type="float" office:value="0.25" calcext:value-type="float">
            <text:p>0.25</text:p>
          </table:table-cell>
          <table:table-cell office:value-type="float" office:value="92500" calcext:value-type="float">
            <text:p>92500</text:p>
          </table:table-cell>
          <table:table-cell office:value-type="float" office:value="0.0357" calcext:value-type="float">
            <text:p>0.0357</text:p>
          </table:table-cell>
          <table:table-cell office:value-type="float" office:value="0.0123" calcext:value-type="float">
            <text:p>0.0123</text:p>
          </table:table-cell>
          <table:table-cell office:value-type="float" office:value="0.00885" calcext:value-type="float">
            <text:p>0.0088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heap</text:p>
          </table:table-cell>
          <table:table-cell office:value-type="string" calcext:value-type="string">
            <text:p>corefunc</text:p>
          </table:table-cell>
          <table:table-cell table:number-columns-repeated="8"/>
          <table:table-cell office:value-type="string" calcext:value-type="string">
            <text:p>total</text:p>
          </table:table-cell>
          <table:table-cell office:value-type="string" calcext:value-type="string">
            <text:p>heap</text:p>
          </table:table-cell>
          <table:table-cell office:value-type="string" calcext:value-type="string">
            <text:p>corefunc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pu R (total)</text:p>
          </table:table-cell>
          <table:table-cell office:value-type="float" office:value="175.750832" calcext:value-type="float">
            <text:p>175.750832</text:p>
          </table:table-cell>
          <table:table-cell office:value-type="float" office:value="100.972656" calcext:value-type="float">
            <text:p>100.972656</text:p>
          </table:table-cell>
          <table:table-cell office:value-type="float" office:value="74.778176" calcext:value-type="float">
            <text:p>74.778176</text:p>
          </table:table-cell>
          <table:table-cell table:number-columns-repeated="7"/>
          <table:table-cell office:value-type="string" calcext:value-type="string">
            <text:p>dpu R (total)</text:p>
          </table:table-cell>
          <table:table-cell office:value-type="float" office:value="222.561504" calcext:value-type="float">
            <text:p>222.561504</text:p>
          </table:table-cell>
          <table:table-cell office:value-type="float" office:value="128.721152" calcext:value-type="float">
            <text:p>128.721152</text:p>
          </table:table-cell>
          <table:table-cell office:value-type="float" office:value="93.840352" calcext:value-type="float">
            <text:p>93.84035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pu W (total)</text:p>
          </table:table-cell>
          <table:table-cell office:value-type="float" office:value="97.20048" calcext:value-type="float">
            <text:p>97.20048</text:p>
          </table:table-cell>
          <table:table-cell office:value-type="float" office:value="48.806976" calcext:value-type="float">
            <text:p>48.806976</text:p>
          </table:table-cell>
          <table:table-cell office:value-type="float" office:value="48.393504" calcext:value-type="float">
            <text:p>48.393504</text:p>
          </table:table-cell>
          <table:table-cell table:number-columns-repeated="7"/>
          <table:table-cell office:value-type="string" calcext:value-type="string">
            <text:p>dpu W (total)</text:p>
          </table:table-cell>
          <table:table-cell office:value-type="float" office:value="125.429888" calcext:value-type="float">
            <text:p>125.429888</text:p>
          </table:table-cell>
          <table:table-cell office:value-type="float" office:value="61.647584" calcext:value-type="float">
            <text:p>61.647584</text:p>
          </table:table-cell>
          <table:table-cell office:value-type="float" office:value="63.782304" calcext:value-type="float">
            <text:p>63.78230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pu R (MB/s)</text:p>
          </table:table-cell>
          <table:table-cell office:value-type="float" office:value="33.4080692798988" calcext:value-type="float">
            <text:p>33.4080692798988</text:p>
          </table:table-cell>
          <table:table-cell office:value-type="float" office:value="19.1936587078199" calcext:value-type="float">
            <text:p>19.1936587078199</text:p>
          </table:table-cell>
          <table:table-cell office:value-type="float" office:value="14.2144105720789" calcext:value-type="float">
            <text:p>14.2144105720789</text:p>
          </table:table-cell>
          <table:table-cell table:number-columns-repeated="7"/>
          <table:table-cell office:value-type="string" calcext:value-type="string">
            <text:p>dpu R (MB/s)</text:p>
          </table:table-cell>
          <table:table-cell office:value-type="float" office:value="32.9938397240582" calcext:value-type="float">
            <text:p>32.9938397240582</text:p>
          </table:table-cell>
          <table:table-cell office:value-type="float" office:value="19.0823883818836" calcext:value-type="float">
            <text:p>19.0823883818836</text:p>
          </table:table-cell>
          <table:table-cell office:value-type="float" office:value="13.9114513421746" calcext:value-type="float">
            <text:p>13.911451342174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pu W (MB/s)</text:p>
          </table:table-cell>
          <table:table-cell office:value-type="float" office:value="18.4766144940891" calcext:value-type="float">
            <text:p>18.4766144940891</text:p>
          </table:table-cell>
          <table:table-cell table:style-name="ce1" office:value-type="float" office:value="9.27760521526497" calcext:value-type="float">
            <text:p>9.28E+00</text:p>
          </table:table-cell>
          <table:table-cell office:value-type="float" office:value="9.19900927882412" calcext:value-type="float">
            <text:p>9.19900927882412</text:p>
          </table:table-cell>
          <table:table-cell table:number-columns-repeated="7"/>
          <table:table-cell office:value-type="string" calcext:value-type="string">
            <text:p>dpu W (MB/s)</text:p>
          </table:table-cell>
          <table:table-cell office:value-type="float" office:value="18.5944718511543" calcext:value-type="float">
            <text:p>18.5944718511543</text:p>
          </table:table-cell>
          <table:table-cell table:style-name="ce1" office:value-type="float" office:value="9.13900413735259" calcext:value-type="float">
            <text:p>9.14E+00</text:p>
          </table:table-cell>
          <table:table-cell office:value-type="float" office:value="9.45546771380174" calcext:value-type="float">
            <text:p>9.45546771380174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heap push</text:p>
          </table:table-cell>
          <table:table-cell office:value-type="string" calcext:value-type="string">
            <text:p>heap pop</text:p>
          </table:table-cell>
          <table:table-cell office:value-type="string" calcext:value-type="string">
            <text:p>decode</text:p>
          </table:table-cell>
          <table:table-cell office:value-type="string" calcext:value-type="string">
            <text:p>heap_hasging</text:p>
          </table:table-cell>
          <table:table-cell office:value-type="string" calcext:value-type="string">
            <text:p>penality</text:p>
          </table:table-cell>
          <table:table-cell office:value-type="string" calcext:value-type="string">
            <text:p>hypload</text:p>
          </table:table-cell>
          <table:table-cell office:value-type="string" calcext:value-type="string">
            <text:p>hypcompute</text:p>
          </table:table-cell>
          <table:table-cell table:number-columns-repeated="2"/>
          <table:table-cell office:value-type="string" calcext:value-type="string">
            <text:p>total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heap push</text:p>
          </table:table-cell>
          <table:table-cell office:value-type="string" calcext:value-type="string">
            <text:p>heap pop</text:p>
          </table:table-cell>
          <table:table-cell office:value-type="string" calcext:value-type="string">
            <text:p>decode</text:p>
          </table:table-cell>
          <table:table-cell office:value-type="string" calcext:value-type="string">
            <text:p>heap_hasging</text:p>
          </table:table-cell>
          <table:table-cell office:value-type="string" calcext:value-type="string">
            <text:p>penality</text:p>
          </table:table-cell>
          <table:table-cell office:value-type="string" calcext:value-type="string">
            <text:p>hypload</text:p>
          </table:table-cell>
          <table:table-cell office:value-type="string" calcext:value-type="string">
            <text:p>hypcompute</text:p>
          </table:table-cell>
        </table:table-row>
        <table:table-row table:style-name="ro1">
          <table:table-cell office:value-type="string" calcext:value-type="string">
            <text:p>host (s)</text:p>
          </table:table-cell>
          <table:table-cell office:value-type="float" office:value="5.3169550918974" calcext:value-type="float">
            <text:p>5.3169550918974</text:p>
          </table:table-cell>
          <table:table-cell table:number-columns-repeated="9"/>
          <table:table-cell office:value-type="string" calcext:value-type="string">
            <text:p>host (s)</text:p>
          </table:table-cell>
          <table:table-cell office:value-type="float" office:value="7.16655488999095" calcext:value-type="float">
            <text:p>7.1665548899909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pu Tasklet Balancing %</text:p>
          </table:table-cell>
          <table:table-cell office:value-type="float" office:value="0.989425319569087" calcext:value-type="float">
            <text:p>0.989425319569087</text:p>
          </table:table-cell>
          <table:table-cell table:number-columns-repeated="9"/>
          <table:table-cell office:value-type="string" calcext:value-type="string">
            <text:p>dpu Tasklet Balancing %</text:p>
          </table:table-cell>
          <table:table-cell office:value-type="float" office:value="0.941253828201586" calcext:value-type="float">
            <text:p>0.94125382820158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pu % total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0.0000969054738308133" calcext:value-type="float">
            <text:p>9.69E-05</text:p>
          </table:table-cell>
          <table:table-cell office:value-type="float" office:value="0.314316370446423" calcext:value-type="float">
            <text:p>0.314316370446423</text:p>
          </table:table-cell>
          <table:table-cell office:value-type="float" office:value="0.156647705900428" calcext:value-type="float">
            <text:p>0.156647705900428</text:p>
          </table:table-cell>
          <table:table-cell office:value-type="float" office:value="0.998922998907411" calcext:value-type="float">
            <text:p>0.998922998907411</text:p>
          </table:table-cell>
          <table:table-cell office:value-type="float" office:value="0.225237447785975" calcext:value-type="float">
            <text:p>0.225237447785975</text:p>
          </table:table-cell>
          <table:table-cell office:value-type="float" office:value="0.0345899814905047" calcext:value-type="float">
            <text:p>0.034589981490505</text:p>
          </table:table-cell>
          <table:table-cell office:value-type="float" office:value="0.0258773833201965" calcext:value-type="float">
            <text:p>0.025877383320197</text:p>
          </table:table-cell>
          <table:table-cell office:value-type="float" office:value="0.438926257773495" calcext:value-type="float">
            <text:p>0.438926257773495</text:p>
          </table:table-cell>
          <table:table-cell/>
          <table:table-cell office:value-type="string" calcext:value-type="string">
            <text:p>dpu % total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0.0000755674291971144" calcext:value-type="float">
            <text:p>7.56E-05</text:p>
          </table:table-cell>
          <table:table-cell office:value-type="float" office:value="0.286560812911119" calcext:value-type="float">
            <text:p>0.286560812911119</text:p>
          </table:table-cell>
          <table:table-cell office:value-type="float" office:value="0.173244322239636" calcext:value-type="float">
            <text:p>0.173244322239636</text:p>
          </table:table-cell>
          <table:table-cell office:value-type="float" office:value="0.999160193902856" calcext:value-type="float">
            <text:p>0.999160193902856</text:p>
          </table:table-cell>
          <table:table-cell office:value-type="float" office:value="0.230067252567198" calcext:value-type="float">
            <text:p>0.230067252567198</text:p>
          </table:table-cell>
          <table:table-cell office:value-type="float" office:value="0.0355599766150277" calcext:value-type="float">
            <text:p>0.035559976615028</text:p>
          </table:table-cell>
          <table:table-cell office:value-type="float" office:value="0.0264047144954312" calcext:value-type="float">
            <text:p>0.026404714495431</text:p>
          </table:table-cell>
          <table:table-cell office:value-type="float" office:value="0.450191652715442" calcext:value-type="float">
            <text:p>0.450191652715442</text:p>
          </table:table-cell>
        </table:table-row>
        <table:table-row table:style-name="ro1">
          <table:table-cell office:value-type="string" calcext:value-type="string">
            <text:p>dpu cycles</text:p>
          </table:table-cell>
          <table:table-cell office:value-type="float" office:value="1841255496.82727" calcext:value-type="float">
            <text:p>1841255496.82727</text:p>
          </table:table-cell>
          <table:table-cell office:value-type="float" office:value="178427.736363636" calcext:value-type="float">
            <text:p>178427.736363636</text:p>
          </table:table-cell>
          <table:table-cell office:value-type="float" office:value="578736744.827273" calcext:value-type="float">
            <text:p>578736744.827273</text:p>
          </table:table-cell>
          <table:table-cell office:value-type="float" office:value="288428449.554545" calcext:value-type="float">
            <text:p>288428449.554545</text:p>
          </table:table-cell>
          <table:table-cell office:value-type="float" office:value="1839272462.64545" calcext:value-type="float">
            <text:p>1839272462.64545</text:p>
          </table:table-cell>
          <table:table-cell office:value-type="float" office:value="414719688.827273" calcext:value-type="float">
            <text:p>414719688.827273</text:p>
          </table:table-cell>
          <table:table-cell office:value-type="float" office:value="63688993.5545455" calcext:value-type="float">
            <text:p>63688993.5545455</text:p>
          </table:table-cell>
          <table:table-cell office:value-type="float" office:value="47646874.2818182" calcext:value-type="float">
            <text:p>47646874.2818182</text:p>
          </table:table-cell>
          <table:table-cell office:value-type="float" office:value="808175384.827273" calcext:value-type="float">
            <text:p>808175384.827273</text:p>
          </table:table-cell>
          <table:table-cell/>
          <table:table-cell office:value-type="string" calcext:value-type="string">
            <text:p>dpu cycles</text:p>
          </table:table-cell>
          <table:table-cell office:value-type="float" office:value="2360941528.82727" calcext:value-type="float">
            <text:p>2360941528.82727</text:p>
          </table:table-cell>
          <table:table-cell office:value-type="float" office:value="178410.281818182" calcext:value-type="float">
            <text:p>178410.281818182</text:p>
          </table:table-cell>
          <table:table-cell office:value-type="float" office:value="676553323.736364" calcext:value-type="float">
            <text:p>676553323.736364</text:p>
          </table:table-cell>
          <table:table-cell office:value-type="float" office:value="409019715.009091" calcext:value-type="float">
            <text:p>409019715.009091</text:p>
          </table:table-cell>
          <table:table-cell office:value-type="float" office:value="2358958795.73636" calcext:value-type="float">
            <text:p>2358958795.73636</text:p>
          </table:table-cell>
          <table:table-cell office:value-type="float" office:value="543175331.009091" calcext:value-type="float">
            <text:p>543175331.009091</text:p>
          </table:table-cell>
          <table:table-cell office:value-type="float" office:value="83955025.5545455" calcext:value-type="float">
            <text:p>83955025.5545455</text:p>
          </table:table-cell>
          <table:table-cell office:value-type="float" office:value="62339987.0090909" calcext:value-type="float">
            <text:p>62339987.0090909</text:p>
          </table:table-cell>
          <table:table-cell office:value-type="float" office:value="1062876168.82727" calcext:value-type="float">
            <text:p>1062876168.82727</text:p>
          </table:table-cell>
        </table:table-row>
        <table:table-row table:style-name="ro1">
          <table:table-cell office:value-type="string" calcext:value-type="string">
            <text:p>dpu inst</text:p>
          </table:table-cell>
          <table:table-cell office:value-type="float" office:value="1281224405.91818" calcext:value-type="float">
            <text:p>1281224405.91818</text:p>
          </table:table-cell>
          <table:table-cell office:value-type="float" office:value="24378.2818181818" calcext:value-type="float">
            <text:p>24378.2818181818</text:p>
          </table:table-cell>
          <table:table-cell office:value-type="float" office:value="376518871.372727" calcext:value-type="float">
            <text:p>376518871.372727</text:p>
          </table:table-cell>
          <table:table-cell office:value-type="float" office:value="186812621.190909" calcext:value-type="float">
            <text:p>186812621.190909</text:p>
          </table:table-cell>
          <table:table-cell office:value-type="float" office:value="1280954267.73636" calcext:value-type="float">
            <text:p>1280954267.73636</text:p>
          </table:table-cell>
          <table:table-cell office:value-type="float" office:value="308291112.827273" calcext:value-type="float">
            <text:p>308291112.827273</text:p>
          </table:table-cell>
          <table:table-cell office:value-type="float" office:value="47568938.2818182" calcext:value-type="float">
            <text:p>47568938.2818182</text:p>
          </table:table-cell>
          <table:table-cell office:value-type="float" office:value="33204237.1909091" calcext:value-type="float">
            <text:p>33204237.1909091</text:p>
          </table:table-cell>
          <table:table-cell office:value-type="float" office:value="599120643.009091" calcext:value-type="float">
            <text:p>599120643.009091</text:p>
          </table:table-cell>
          <table:table-cell/>
          <table:table-cell office:value-type="string" calcext:value-type="string">
            <text:p>dpu inst</text:p>
          </table:table-cell>
          <table:table-cell office:value-type="float" office:value="1654019355.73636" calcext:value-type="float">
            <text:p>1654019355.73636</text:p>
          </table:table-cell>
          <table:table-cell office:value-type="float" office:value="25293.1909090909" calcext:value-type="float">
            <text:p>25293.1909090909</text:p>
          </table:table-cell>
          <table:table-cell office:value-type="float" office:value="444127153.554545" calcext:value-type="float">
            <text:p>444127153.554545</text:p>
          </table:table-cell>
          <table:table-cell office:value-type="float" office:value="266451235.009091" calcext:value-type="float">
            <text:p>266451235.009091</text:p>
          </table:table-cell>
          <table:table-cell office:value-type="float" office:value="1653739150.64545" calcext:value-type="float">
            <text:p>1653739150.64545</text:p>
          </table:table-cell>
          <table:table-cell office:value-type="float" office:value="404875400.827273" calcext:value-type="float">
            <text:p>404875400.827273</text:p>
          </table:table-cell>
          <table:table-cell office:value-type="float" office:value="62864469.9181818" calcext:value-type="float">
            <text:p>62864469.9181818</text:p>
          </table:table-cell>
          <table:table-cell office:value-type="float" office:value="43676228.4636364" calcext:value-type="float">
            <text:p>43676228.4636364</text:p>
          </table:table-cell>
          <table:table-cell office:value-type="float" office:value="790136548.463636" calcext:value-type="float">
            <text:p>790136548.463636</text:p>
          </table:table-cell>
        </table:table-row>
        <table:table-row table:style-name="ro1">
          <table:table-cell office:value-type="string" calcext:value-type="string">
            <text:p>dpu pipeline efficiency</text:p>
          </table:table-cell>
          <table:table-cell office:value-type="float" office:value="0.690979035045278" calcext:value-type="float">
            <text:p>0.690979035045278</text:p>
          </table:table-cell>
          <table:table-cell office:value-type="string" calcext:value-type="string">
            <text:p>NC</text:p>
          </table:table-cell>
          <table:table-cell office:value-type="float" office:value="0.651224333372981" calcext:value-type="float">
            <text:p>0.651224333372981</text:p>
          </table:table-cell>
          <table:table-cell office:value-type="float" office:value="0.648485038103571" calcext:value-type="float">
            <text:p>0.648485038103571</text:p>
          </table:table-cell>
          <table:table-cell office:value-type="float" office:value="0.696475014630432" calcext:value-type="float">
            <text:p>0.696475014630432</text:p>
          </table:table-cell>
          <table:table-cell office:value-type="float" office:value="0.743509181774444" calcext:value-type="float">
            <text:p>0.743509181774444</text:p>
          </table:table-cell>
          <table:table-cell office:value-type="float" office:value="0.746977047263533" calcext:value-type="float">
            <text:p>0.746977047263533</text:p>
          </table:table-cell>
          <table:table-cell office:value-type="float" office:value="0.696943242972615" calcext:value-type="float">
            <text:p>0.696943242972615</text:p>
          </table:table-cell>
          <table:table-cell office:value-type="float" office:value="0.741441231443715" calcext:value-type="float">
            <text:p>0.741441231443715</text:p>
          </table:table-cell>
          <table:table-cell/>
          <table:table-cell office:value-type="string" calcext:value-type="string">
            <text:p>dpu pipeline efficiency</text:p>
          </table:table-cell>
          <table:table-cell office:value-type="float" office:value="0.66738739462972" calcext:value-type="float">
            <text:p>0.66738739462972</text:p>
          </table:table-cell>
          <table:table-cell office:value-type="string" calcext:value-type="string">
            <text:p>NC</text:p>
          </table:table-cell>
          <table:table-cell office:value-type="float" office:value="0.657926377516293" calcext:value-type="float">
            <text:p>0.657926377516293</text:p>
          </table:table-cell>
          <table:table-cell office:value-type="float" office:value="0.656098051020657" calcext:value-type="float">
            <text:p>0.656098051020657</text:p>
          </table:table-cell>
          <table:table-cell office:value-type="float" office:value="0.701376582836818" calcext:value-type="float">
            <text:p>0.701376582836818</text:p>
          </table:table-cell>
          <table:table-cell office:value-type="float" office:value="0.746087561696325" calcext:value-type="float">
            <text:p>0.746087561696325</text:p>
          </table:table-cell>
          <table:table-cell office:value-type="float" office:value="0.74959035704357" calcext:value-type="float">
            <text:p>0.74959035704357</text:p>
          </table:table-cell>
          <table:table-cell office:value-type="float" office:value="0.701223456419117" calcext:value-type="float">
            <text:p>0.701223456419117</text:p>
          </table:table-cell>
          <table:table-cell office:value-type="float" office:value="0.744141168667531" calcext:value-type="float">
            <text:p>0.744141168667531</text:p>
          </table:table-cell>
        </table:table-row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nergy</text:p>
          </table:table-cell>
          <table:table-cell table:number-columns-repeated="9"/>
          <table:table-cell office:value-type="string" calcext:value-type="string">
            <text:p>acc</text:p>
          </table:table-cell>
          <table:table-cell office:value-type="string" calcext:value-type="string">
            <text:p>energy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otal strand len</text:p>
          </table:table-cell>
          <table:table-cell office:value-type="float" office:value="300" calcext:value-type="float">
            <text:p>300</text:p>
          </table:table-cell>
          <table:table-cell table:number-columns-repeated="9"/>
          <table:table-cell office:value-type="string" calcext:value-type="string">
            <text:p>total strand len</text:p>
          </table:table-cell>
          <table:table-cell office:value-type="float" office:value="300" calcext:value-type="float">
            <text:p>3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pu/cpu</text:p>
          </table:table-cell>
          <table:table-cell office:value-type="float" office:value="0.063" calcext:value-type="float">
            <text:p>0.063</text:p>
          </table:table-cell>
          <table:table-cell table:number-columns-repeated="9"/>
          <table:table-cell office:value-type="string" calcext:value-type="string">
            <text:p>dpu/cpu</text:p>
          </table:table-cell>
          <table:table-cell office:value-type="float" office:value="0.05" calcext:value-type="float">
            <text:p>0.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ank/cpu</text:p>
          </table:table-cell>
          <table:table-cell office:value-type="float" office:value="4.021" calcext:value-type="float">
            <text:p>4.021</text:p>
          </table:table-cell>
          <table:table-cell office:value-type="float" office:value="9.352" calcext:value-type="float">
            <text:p>9.352</text:p>
          </table:table-cell>
          <table:table-cell table:number-columns-repeated="8"/>
          <table:table-cell office:value-type="string" calcext:value-type="string">
            <text:p>rank/cpu</text:p>
          </table:table-cell>
          <table:table-cell office:value-type="float" office:value="3.229" calcext:value-type="float">
            <text:p>3.229</text:p>
          </table:table-cell>
          <table:table-cell office:value-type="float" office:value="7.51" calcext:value-type="float">
            <text:p>7.5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imm/cpu</text:p>
          </table:table-cell>
          <table:table-cell office:value-type="float" office:value="8.043" calcext:value-type="float">
            <text:p>8.043</text:p>
          </table:table-cell>
          <table:table-cell office:value-type="float" office:value="9.352" calcext:value-type="float">
            <text:p>9.352</text:p>
          </table:table-cell>
          <table:table-cell table:number-columns-repeated="8"/>
          <table:table-cell office:value-type="string" calcext:value-type="string">
            <text:p>dimm/cpu</text:p>
          </table:table-cell>
          <table:table-cell office:value-type="float" office:value="6.458" calcext:value-type="float">
            <text:p>6.458</text:p>
          </table:table-cell>
          <table:table-cell office:value-type="float" office:value="7.51" calcext:value-type="float">
            <text:p>7.5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louddimm/cpu</text:p>
          </table:table-cell>
          <table:table-cell office:value-type="float" office:value="160.855" calcext:value-type="float">
            <text:p>160.855</text:p>
          </table:table-cell>
          <table:table-cell office:value-type="float" office:value="187.041" calcext:value-type="float">
            <text:p>187.041</text:p>
          </table:table-cell>
          <table:table-cell table:number-columns-repeated="8"/>
          <table:table-cell office:value-type="string" calcext:value-type="string">
            <text:p>clouddimm/cpu</text:p>
          </table:table-cell>
          <table:table-cell office:value-type="float" office:value="129.166" calcext:value-type="float">
            <text:p>129.166</text:p>
          </table:table-cell>
          <table:table-cell office:value-type="float" office:value="150.192" calcext:value-type="float">
            <text:p>150.19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pu decoding throughput (seq/sec/DPU) </text:p>
          </table:table-cell>
          <table:table-cell office:value-type="float" office:value="95.92" calcext:value-type="float">
            <text:p>95.92</text:p>
          </table:table-cell>
          <table:table-cell table:number-columns-repeated="9"/>
          <table:table-cell office:value-type="string" calcext:value-type="string">
            <text:p>dpu decoding throughput (seq/sec/DPU)</text:p>
          </table:table-cell>
          <table:table-cell office:value-type="float" office:value="71.164" calcext:value-type="float">
            <text:p>71.16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(estimated) dpu decoding throughput (seq/sec/2560 DPUs)</text:p>
          </table:table-cell>
          <table:table-cell table:formula="of:=2560 *[.B67]" office:value-type="float" office:value="245555.2" calcext:value-type="float">
            <text:p>245555.2</text:p>
          </table:table-cell>
          <table:table-cell table:number-columns-repeated="9"/>
          <table:table-cell office:value-type="string" calcext:value-type="string">
            <text:p>(estimated) dpu decoding throughput (seq/sec/2560 DPUs)</text:p>
          </table:table-cell>
          <table:table-cell table:formula="of:=2560 *[.M67]" office:value-type="float" office:value="182179.84" calcext:value-type="float">
            <text:p>182179.84</text:p>
          </table:table-cell>
          <table:table-cell table:number-columns-repeated="8"/>
        </table:table-row>
        <table:table-row table:style-name="ro1" table:number-rows-repeated="17">
          <table:table-cell table:number-columns-repeated="21"/>
        </table:table-row>
        <table:table-row table:style-name="ro1">
          <table:table-cell table:number-columns-repeated="2"/>
          <table:table-cell table:style-name="ce1"/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5">00/00/0000</text:date>, <text:time style:data-style-name="N2" text:time-value="14:02:03.57700951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07T13:15:16.339353843</meta:creation-date>
    <dc:date>2022-03-15T14:06:22.676845533</dc:date>
    <meta:editing-duration>PT4H43M9S</meta:editing-duration>
    <meta:editing-cycles>13</meta:editing-cycles>
    <meta:generator>LibreOffice/6.4.7.2$Linux_X86_64 LibreOffice_project/40$Build-2</meta:generator>
    <meta:document-statistic meta:table-count="1" meta:cell-count="606" meta:object-count="0"/>
  </office:meta>
</office:document-meta>
</file>